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color="#000000" draw:fill="solid" draw:fill-color="#eeeeee" fo:min-height="4.83cm" draw:shadow="visible" draw:shadow-offset-x="0.106cm" draw:shadow-offset-y="0.106cm"/>
    </style:style>
    <style:style style:name="gr2" style:family="graphic" style:parent-style-name="standard">
      <style:graphic-properties draw:stroke="solid" svg:stroke-color="#000000" draw:fill="solid" draw:fill-color="#eeeeee" fo:min-height="6.354cm" draw:shadow="visible" draw:shadow-offset-x="0.106cm" draw:shadow-offset-y="0.106cm"/>
    </style:style>
    <style:style style:name="gr3" style:family="graphic" style:parent-style-name="standard">
      <style:graphic-properties draw:stroke="solid" svg:stroke-color="#000000" draw:fill="solid" draw:fill-color="#eeeeee" fo:min-height="7.243cm" draw:shadow="visible" draw:shadow-offset-x="0.106cm" draw:shadow-offset-y="0.106cm"/>
    </style:style>
    <style:style style:name="gr4" style:family="graphic" style:parent-style-name="standard">
      <style:graphic-properties draw:fill-color="#ccffcc" draw:textarea-horizontal-align="justify" draw:textarea-vertical-align="middle" draw:auto-grow-height="false" fo:min-height="1.011cm" fo:min-width="1.142cm"/>
    </style:style>
    <style:style style:name="gr5" style:family="graphic" style:parent-style-name="standard">
      <style:graphic-properties draw:fill-color="#ccffcc" draw:textarea-horizontal-align="justify" draw:textarea-vertical-align="middle" draw:auto-grow-height="false" fo:min-height="0.988cm" fo:min-width="1.4cm"/>
    </style:style>
    <style:style style:name="gr6" style:family="graphic" style:parent-style-name="standard">
      <style:graphic-properties draw:fill-color="#ccffcc" draw:textarea-horizontal-align="justify" draw:textarea-vertical-align="middle" draw:auto-grow-height="false" fo:min-height="0.828cm" fo:min-width="1.052cm"/>
    </style:style>
    <style:style style:name="gr7" style:family="graphic" style:parent-style-name="standard">
      <style:graphic-properties draw:fill-color="#ccffcc" draw:textarea-horizontal-align="justify" draw:textarea-vertical-align="middle" draw:auto-grow-height="false" fo:min-height="0.782cm" fo:min-width="0.771cm"/>
    </style:style>
    <style:style style:name="gr8" style:family="graphic" style:parent-style-name="standard">
      <style:graphic-properties draw:fill-color="#ccffcc" draw:textarea-horizontal-align="justify" draw:textarea-vertical-align="middle" draw:auto-grow-height="false" fo:min-height="0.896cm" fo:min-width="1.086cm"/>
    </style:style>
    <style:style style:name="gr9" style:family="graphic" style:parent-style-name="standard">
      <style:graphic-properties draw:fill-color="#cccccc" draw:textarea-horizontal-align="justify" draw:textarea-vertical-align="middle" draw:auto-grow-height="false" fo:min-height="0.559cm" fo:min-width="1.296cm"/>
    </style:style>
    <style:style style:name="gr10" style:family="graphic" style:parent-style-name="standard">
      <style:graphic-properties draw:fill-color="#cccccc" draw:textarea-horizontal-align="justify" draw:textarea-vertical-align="middle" draw:auto-grow-height="false" fo:min-height="0.775cm" fo:min-width="0.758cm"/>
    </style:style>
    <style:style style:name="gr11" style:family="graphic" style:parent-style-name="objectwithoutfill">
      <style:graphic-properties draw:fill="none" draw:textarea-vertical-align="middle"/>
    </style:style>
    <style:style style:name="gr12" style:family="graphic" style:parent-style-name="objectwithoutfill">
      <style:graphic-properties draw:marker-end="Arrow" draw:fill="none" draw:textarea-vertical-align="middle"/>
    </style:style>
    <style:style style:name="gr13" style:family="graphic" style:parent-style-name="objectwithoutfill">
      <style:graphic-properties draw:marker-start="Arrow" draw:marker-end="" draw:fill="none" draw:textarea-vertical-align="middle"/>
    </style:style>
    <style:style style:name="gr14" style:family="graphic" style:parent-style-name="standard">
      <style:graphic-properties draw:fill-color="#ccffcc" draw:textarea-horizontal-align="justify" draw:textarea-vertical-align="middle" draw:auto-grow-height="false" fo:min-height="0.668cm" fo:min-width="0.799cm"/>
    </style:style>
    <style:style style:name="gr15" style:family="graphic" style:parent-style-name="standard">
      <style:graphic-properties draw:fill-color="#cccccc" draw:textarea-horizontal-align="justify" draw:textarea-vertical-align="middle" draw:auto-grow-height="false" fo:min-height="0.896cm" fo:min-width="1.662cm"/>
    </style:style>
    <style:style style:name="gr16" style:family="graphic" style:parent-style-name="standard">
      <style:graphic-properties draw:fill-color="#cccccc" draw:textarea-horizontal-align="justify" draw:textarea-vertical-align="middle" draw:auto-grow-height="false" fo:min-height="0.896cm" fo:min-width="1.154cm"/>
    </style:style>
    <style:style style:name="gr17" style:family="graphic" style:parent-style-name="standard">
      <style:graphic-properties draw:fill-color="#ccffcc" draw:textarea-horizontal-align="justify" draw:textarea-vertical-align="middle" draw:auto-grow-height="false" fo:min-height="0.893cm" fo:min-width="1.786cm"/>
    </style:style>
    <style:style style:name="gr18" style:family="graphic" style:parent-style-name="standard">
      <style:graphic-properties draw:fill-color="#ccffcc" draw:textarea-horizontal-align="justify" draw:textarea-vertical-align="middle" draw:auto-grow-height="false" fo:min-height="0.783cm" fo:min-width="1.168cm"/>
    </style:style>
    <style:style style:name="gr19" style:family="graphic" style:parent-style-name="standard">
      <style:graphic-properties draw:fill-color="#cccccc" draw:textarea-horizontal-align="justify" draw:textarea-vertical-align="middle" draw:auto-grow-height="false" fo:min-height="0.978cm" fo:min-width="0.771cm"/>
    </style:style>
    <style:style style:name="gr20" style:family="graphic" style:parent-style-name="standard">
      <style:graphic-properties draw:fill-color="#cccccc" draw:textarea-horizontal-align="justify" draw:textarea-vertical-align="middle" draw:auto-grow-height="false" fo:min-height="0.987cm" fo:min-width="1.823cm" fo:wrap-option="no-wrap"/>
    </style:style>
    <style:style style:name="gr21" style:family="graphic" style:parent-style-name="objectwithoutfill">
      <style:graphic-properties draw:stroke="dash" draw:stroke-dash="Fine_20_Dashed" draw:fill="none" draw:textarea-vertical-align="middle"/>
    </style:style>
    <style:style style:name="gr22" style:family="graphic" style:parent-style-name="standard">
      <style:graphic-properties draw:fill-color="#cccccc" draw:textarea-horizontal-align="justify" draw:textarea-vertical-align="middle" draw:auto-grow-height="false" fo:min-height="0.806cm" fo:min-width="1.164cm"/>
    </style:style>
    <style:style style:name="gr23" style:family="graphic" style:parent-style-name="objectwithoutfill">
      <style:graphic-properties draw:stroke="dash" draw:stroke-dash="Fine_20_Dashed" draw:marker-end="" draw:fill="none" draw:textarea-vertical-align="middle"/>
    </style:style>
    <style:style style:name="P1" style:family="paragraph">
      <style:text-properties fo:font-size="10pt" style:font-size-asian="10pt" style:font-size-complex="10pt"/>
    </style:style>
    <style:style style:name="P2" style:family="paragraph">
      <loext:graphic-properties draw:fill="solid" draw:fill-color="#eeeeee"/>
      <style:text-properties fo:font-size="10pt" style:font-size-asian="10pt" style:font-size-complex="10pt"/>
    </style:style>
    <style:style style:name="P3" style:family="paragraph">
      <style:paragraph-properties fo:text-align="center"/>
      <style:text-properties fo:font-size="10pt" style:font-size-asian="10pt" style:font-size-complex="10pt"/>
    </style:style>
    <style:style style:name="P4" style:family="paragraph">
      <loext:graphic-properties draw:fill-color="#ccffcc"/>
      <style:paragraph-properties fo:text-align="center"/>
      <style:text-properties fo:font-size="10pt" style:font-size-asian="10pt" style:font-size-complex="10pt"/>
    </style:style>
    <style:style style:name="P5" style:family="paragraph">
      <loext:graphic-properties draw:fill-color="#cccccc"/>
      <style:paragraph-properties fo:text-align="center"/>
      <style:text-properties fo:font-size="10pt" style:font-size-asian="10pt" style:font-size-complex="10pt"/>
    </style:style>
    <style:style style:name="P6" style:family="paragraph">
      <loext:graphic-properties draw:fill="none"/>
      <style:paragraph-properties fo:text-align="center"/>
    </style:style>
    <style:style style:name="P7" style:family="paragraph">
      <style:paragraph-properties fo:text-align="center"/>
    </style:style>
    <style:style style:name="P8" style:family="paragraph">
      <loext:graphic-properties draw:fill-color="#cccccc"/>
      <style:paragraph-properties fo:text-align="center"/>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4.445cm" svg:height="5.08cm" svg:x="15.605cm" svg:y="5.318cm">
          <draw:text-box>
            <text:p text:style-name="P1"><text:span text:style-name="T1">SDMS Facility Node</text:span></text:p>
          </draw:text-box>
        </draw:frame>
        <draw:frame draw:style-name="gr2" draw:text-style-name="P2" draw:layer="layout" svg:width="7.62cm" svg:height="6.604cm" svg:x="13.446cm" svg:y="10.779cm">
          <draw:text-box>
            <text:p text:style-name="P1"><text:span text:style-name="T1">Facility Node(s)*</text:span></text:p>
          </draw:text-box>
        </draw:frame>
        <draw:frame draw:style-name="gr3" draw:text-style-name="P2" draw:layer="layout" svg:width="5.402cm" svg:height="7.493cm" svg:x="9.763cm" svg:y="2.905cm">
          <draw:text-box>
            <text:p text:style-name="P1"><text:span text:style-name="T1">SDMS Central Node</text:span></text:p>
          </draw:text-box>
        </draw:frame>
        <draw:frame draw:style-name="gr1" draw:text-style-name="P2" draw:layer="layout" svg:width="3.848cm" svg:height="5.08cm" svg:x="20.52cm" svg:y="5.318cm">
          <draw:text-box>
            <text:p text:style-name="P1"><text:span text:style-name="T1">Facility Endpoint</text:span></text:p>
          </draw:text-box>
        </draw:frame>
        <draw:frame draw:style-name="gr1" draw:text-style-name="P2" draw:layer="layout" svg:width="6.009cm" svg:height="5.08cm" svg:x="3.308cm" svg:y="5.318cm">
          <draw:text-box>
            <text:p text:style-name="P1"><text:span text:style-name="T1">SDMS Storage Node</text:span></text:p>
          </draw:text-box>
        </draw:frame>
        <draw:custom-shape draw:style-name="gr4" draw:text-style-name="P4" xml:id="id4" draw:id="id4" draw:layer="layout" svg:width="1.778cm" svg:height="1.397cm" svg:x="10.29cm" svg:y="6.334cm">
          <draw:glue-point draw:id="4" svg:x="-5cm" svg:y="2.061cm"/>
          <draw:glue-point draw:id="5" svg:x="-5cm" svg:y="-2.644cm"/>
          <draw:glue-point draw:id="6" svg:x="2cm" svg:y="5.002cm"/>
          <draw:glue-point draw:id="7" svg:x="-2cm" svg:y="5.002cm"/>
          <draw:glue-point draw:id="8" svg:x="5cm" svg:y="2.061cm"/>
          <draw:glue-point draw:id="9" svg:x="5cm" svg:y="-2.644cm"/>
          <draw:glue-point draw:id="10" svg:x="-4.5cm" svg:y="-4.409cm"/>
          <text:p text:style-name="P3"><text:span text:style-name="T1">Central</text:span></text:p>
          <text:p text:style-name="P3"><text:span text:style-name="T1">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xml:id="id9" draw:id="id9" draw:layer="layout" svg:width="2.032cm" svg:height="1.37cm" svg:x="16.248cm" svg:y="6.361cm">
          <text:p text:style-name="P3"><text:span text:style-name="T1">Facility</text:span></text:p>
          <text:p text:style-name="P3"><text:span text:style-name="T1">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4" xml:id="id5" draw:id="id5" draw:layer="layout" svg:width="1.551cm" svg:height="1.724cm" svg:x="10.39cm" svg:y="8.274cm">
          <text:p text:style-name="P3"><text:span text:style-name="T1">Central</text:span></text:p>
          <text:p text:style-name="P3"><text:span text:style-name="T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4" xml:id="id8" draw:id="id8" draw:layer="layout" svg:width="1.27cm" svg:height="1.651cm" svg:x="4.324cm" svg:y="8.255cm">
          <text:p text:style-name="P3"><text:span text:style-name="T1">Data</text:span></text:p>
          <text:p text:style-name="P3"><text:span text:style-name="T1">Stor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4" xml:id="id3" draw:id="id3" draw:layer="layout" svg:width="1.71cm" svg:height="1.27cm" svg:x="10.309cm" svg:y="3.986cm">
          <draw:glue-point draw:id="4" svg:x="5cm" svg:y="-3.333cm"/>
          <text:p text:style-name="P3"><text:span text:style-name="T1">Web</text:span></text:p>
          <text:p text:style-name="P3"><text:span text:style-name="T1">Port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5" xml:id="id7" draw:id="id7" draw:layer="layout" svg:width="2.54cm" svg:height="1.143cm" svg:x="3.689cm" svg:y="6.461cm">
          <text:p text:style-name="P3"><text:span text:style-name="T1">GridFTP</text:span></text:p>
          <text:p text:style-name="P3"><text:span text:style-name="T1">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 draw:id="id2" draw:layer="layout" svg:width="1.257cm" svg:height="1.64cm" svg:x="21.714cm" svg:y="8.255cm">
          <text:p text:style-name="P3"><text:span text:style-name="T1">File</text:span></text:p>
          <text:p text:style-name="P3"><text:span text:style-name="T1">Sys</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11" draw:text-style-name="P6" draw:layer="layout" draw:type="line" svg:x1="22.336cm" svg:y1="7.604cm" svg:x2="22.342cm" svg:y2="8.255cm" draw:start-shape="id1" draw:start-glue-point="8" draw:end-shape="id2" svg:d="M22336 7604l6 651" svg:viewBox="0 0 7 652">
          <text:p/>
        </draw:connector>
        <draw:connector draw:style-name="gr12" draw:text-style-name="P6" draw:layer="layout" draw:type="line" svg:x1="11.164cm" svg:y1="5.256cm" svg:x2="11.179cm" svg:y2="6.334cm" draw:start-shape="id3" draw:start-glue-point="2" draw:end-shape="id4" draw:end-glue-point="0" svg:d="M11164 5256l15 1078" svg:viewBox="0 0 16 1079">
          <text:p/>
        </draw:connector>
        <draw:connector draw:style-name="gr11" draw:text-style-name="P6" draw:layer="layout" draw:type="line" svg:x1="11.179cm" svg:y1="7.731cm" svg:x2="11.166cm" svg:y2="8.274cm" draw:start-shape="id4" draw:start-glue-point="2" draw:end-shape="id5" draw:end-glue-point="5" svg:d="M11179 7731l-13 543" svg:viewBox="0 0 14 544">
          <text:p/>
        </draw:connector>
        <draw:connector draw:style-name="gr13" draw:text-style-name="P6" draw:layer="layout" draw:type="line" svg:x1="10.29cm" svg:y1="7.032cm" svg:x2="8.923cm" svg:y2="7.032cm" draw:start-shape="id4" draw:start-glue-point="3" draw:end-shape="id6" svg:d="M10290 7032h-1367" svg:viewBox="0 0 1368 1">
          <text:p/>
        </draw:connector>
        <draw:connector draw:style-name="gr11" draw:text-style-name="P6" draw:layer="layout" draw:type="line" svg:x1="4.959cm" svg:y1="7.604cm" svg:x2="4.959cm" svg:y2="8.255cm" draw:start-shape="id7" draw:start-glue-point="8" draw:end-shape="id8" draw:end-glue-point="5" svg:d="M4959 7604v651" svg:viewBox="0 0 1 652">
          <text:p/>
        </draw:connector>
        <draw:connector draw:style-name="gr13" draw:text-style-name="P6" draw:layer="layout" draw:type="line" svg:x1="12.068cm" svg:y1="7.032cm" svg:x2="16.248cm" svg:y2="7.046cm" draw:start-shape="id4" draw:start-glue-point="1" draw:end-shape="id9" draw:end-glue-point="3" svg:d="M12068 7032l4180 14" svg:viewBox="0 0 4181 15">
          <text:p/>
        </draw:connector>
        <draw:custom-shape draw:style-name="gr14" draw:text-style-name="P4" xml:id="id10" draw:id="id10" draw:layer="layout" svg:width="1.397cm" svg:height="1.016cm" svg:x="15.078cm" svg:y="13.622cm">
          <text:p text:style-name="P3"><text:span text:style-name="T1">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5" xml:id="id13" draw:id="id13" draw:layer="layout" svg:width="2.286cm" svg:height="1.27cm" svg:x="16.121cm" svg:y="15.635cm">
          <text:p text:style-name="P3"><text:span text:style-name="T1">User Apps</text:span></text:p>
          <text:p text:style-name="P3"><text:span text:style-name="T1">(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5" xml:id="id12" draw:id="id12" draw:layer="layout" svg:width="1.778cm" svg:height="1.27cm" svg:x="13.962cm" svg:y="15.635cm">
          <text:p text:style-name="P3"><text:span text:style-name="T1">User</text:span></text:p>
          <text:p text:style-name="P3"><text:span text:style-name="T1">Scrip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4" xml:id="id11" draw:id="id11" draw:layer="layout" svg:width="2.286cm" svg:height="1.143cm" svg:x="16.121cm" svg:y="11.655cm">
          <draw:glue-point draw:id="4" svg:x="-2.5cm" svg:y="5cm"/>
          <draw:glue-point draw:id="5" svg:x="2cm" svg:y="5cm"/>
          <draw:glue-point draw:id="6" svg:x="-1.701cm" svg:y="-4.881cm"/>
          <text:p text:style-name="P3"><text:span text:style-name="T1">Client</text:span></text:p>
          <text:p text:style-name="P3"><text:span text:style-name="T1">Lib (C++)</text:span></text:p>
          <draw:enhanced-geometry svg:viewBox="0 0 21600 21600" draw:extrusion="false" draw:type="rectangle" draw:enhanced-path="M 0 0 L 21600 0 21600 21600 0 21600 0 0 Z N"/>
        </draw:custom-shape>
        <draw:connector draw:style-name="gr12" draw:text-style-name="P6" draw:layer="layout" draw:type="line" svg:x1="15.776cm" svg:y1="13.622cm" svg:x2="16.693cm" svg:y2="12.797cm" draw:start-shape="id10" draw:start-glue-point="0" draw:end-shape="id11" draw:end-glue-point="4" svg:d="M15776 13622l917-825" svg:viewBox="0 0 918 826">
          <text:p/>
        </draw:connector>
        <draw:connector draw:style-name="gr12" draw:text-style-name="P6" draw:layer="layout" draw:type="line" svg:x1="17.264cm" svg:y1="11.655cm" svg:x2="17.264cm" svg:y2="7.731cm" draw:start-shape="id11" draw:start-glue-point="0" draw:end-shape="id9" draw:end-glue-point="2" svg:d="M17264 11655v-3924" svg:viewBox="0 0 1 3925">
          <text:p/>
        </draw:connector>
        <draw:connector draw:style-name="gr12" draw:text-style-name="P6" draw:layer="layout" draw:type="line" svg:x1="14.851cm" svg:y1="15.635cm" svg:x2="15.776cm" svg:y2="14.638cm" draw:start-shape="id12" draw:start-glue-point="0" draw:end-shape="id10" draw:end-glue-point="2" svg:d="M14851 15635l925-997" svg:viewBox="0 0 926 998">
          <text:p/>
        </draw:connector>
        <draw:connector draw:style-name="gr12" draw:text-style-name="P6" draw:layer="layout" draw:type="line" svg:x1="17.264cm" svg:y1="15.635cm" svg:x2="17.264cm" svg:y2="12.798cm" draw:start-shape="id13" draw:start-glue-point="0" draw:end-shape="id11" draw:end-glue-point="2" svg:d="M17264 15635v-2837" svg:viewBox="0 0 1 2838">
          <text:p/>
        </draw:connector>
        <draw:custom-shape draw:style-name="gr9" draw:text-style-name="P5" xml:id="id1" draw:id="id1" draw:layer="layout" svg:width="2.54cm" svg:height="1.143cm" svg:x="21.066cm" svg:y="6.461cm">
          <text:p text:style-name="P3"><text:span text:style-name="T1">GridFTP</text:span></text:p>
          <text:p text:style-name="P3"><text:span text:style-name="T1">Serv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4" xml:id="id6" draw:id="id6" draw:layer="layout" svg:width="1.778cm" svg:height="1.143cm" svg:x="7.145cm" svg:y="6.461cm">
          <text:p text:style-name="P3"><text:span text:style-name="T1">SDMS</text:span></text:p>
          <text:p text:style-name="P3"><text:span text:style-name="T1">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6" draw:layer="layout" draw:type="line" svg:x1="6.229cm" svg:y1="7.033cm" svg:x2="7.145cm" svg:y2="7.032cm" draw:start-shape="id7" draw:start-glue-point="10" draw:end-shape="id6" svg:d="M6229 7033l916-1" svg:viewBox="0 0 917 2">
          <text:p/>
        </draw:connector>
        <draw:custom-shape draw:style-name="gr16" draw:text-style-name="P5" xml:id="id14" draw:id="id14" draw:layer="layout" svg:width="1.778cm" svg:height="1.27cm" svg:x="18.788cm" svg:y="15.635cm">
          <text:p text:style-name="P3"><text:span text:style-name="T1">SDMS</text:span></text:p>
          <text:p text:style-name="P3"><text:span text:style-name="T1">T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8" draw:layer="layout" svg:width="1.27cm" svg:height="1.524cm" svg:x="19.288cm" svg:y="12.303cm">
          <text:p text:style-name="P7"><text:span text:style-name="T2">User</text:span></text:p>
          <text:p text:style-name="P7"><text:span text:style-name="T2">keys</text:span></text:p>
          <draw:enhanced-geometry svg:viewBox="0 0 21600 21600" draw:mirror-vertical="false" draw:glue-points="10800 0 0 10800 10800 21600 21600 10800" draw:text-areas="0 0 21600 ?f11" draw:type="paper" draw:modifiers="17115.2542372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12" draw:text-style-name="P6" draw:layer="layout" draw:type="line" svg:x1="19.677cm" svg:y1="15.635cm" svg:x2="17.721cm" svg:y2="12.797cm" draw:start-shape="id14" draw:start-glue-point="0" draw:end-shape="id11" draw:end-glue-point="5" svg:d="M19677 15635l-1956-2838" svg:viewBox="0 0 1957 2839">
          <text:p/>
        </draw:connector>
        <draw:custom-shape draw:style-name="gr20" draw:text-style-name="P5" xml:id="id15" draw:id="id15" draw:layer="layout" svg:width="3.556cm" svg:height="1.905cm" svg:x="8.874cm" svg:y="11.311cm">
          <text:p text:style-name="P7"><text:span text:style-name="T1">Globus CLI</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6" draw:layer="layout" draw:type="line" svg:x1="16.121cm" svg:y1="12.226cm" svg:x2="12.43cm" svg:y2="12.263cm" draw:start-shape="id11" draw:end-shape="id15" svg:d="M16121 12226l-3691 37" svg:viewBox="0 0 3692 38">
          <text:p/>
        </draw:connector>
        <draw:custom-shape draw:style-name="gr19" draw:text-style-name="P8" draw:layer="layout" svg:width="1.27cm" svg:height="1.524cm" svg:x="17.934cm" svg:y="8.393cm">
          <text:p text:style-name="P7"><text:span text:style-name="T2">host</text:span></text:p>
          <text:p text:style-name="P7"><text:span text:style-name="T2">cert</text:span></text:p>
          <draw:enhanced-geometry svg:viewBox="0 0 21600 21600" draw:mirror-vertical="false" draw:glue-points="10800 0 0 10800 10800 21600 21600 10800" draw:text-areas="0 0 21600 ?f11" draw:type="paper" draw:modifiers="17115.2542372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22" draw:text-style-name="P5" xml:id="id16" draw:id="id16" draw:layer="layout" svg:width="1.778cm" svg:height="1.17cm" svg:x="13.008cm" svg:y="4.048cm">
          <text:p text:style-name="P3"><text:span text:style-name="T1">Fed ID</text:span></text:p>
          <text:p text:style-name="P3"><text:span text:style-name="T1">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6" draw:layer="layout" draw:type="line" svg:x1="12.019cm" svg:y1="4.621cm" svg:x2="13.008cm" svg:y2="4.633cm" draw:start-shape="id3" draw:start-glue-point="1" draw:end-shape="id16" draw:end-glue-point="3" svg:d="M12019 4621l989 12" svg:viewBox="0 0 990 13">
          <text:p/>
        </draw:connector>
        <draw:connector draw:style-name="gr12" draw:text-style-name="P6" draw:layer="layout" draw:type="lines" draw:line-skew="-1.263cm 1.384cm" svg:x1="16.876cm" svg:y1="11.669cm" svg:x2="12.068cm" svg:y2="7.319cm" draw:start-shape="id11" draw:start-glue-point="6" draw:end-shape="id4" draw:end-glue-point="8" svg:d="M16876 11669v-1779l-2922-2571h-1886" svg:viewBox="0 0 4809 4351">
          <text:p/>
        </draw:connector>
        <draw:connector draw:style-name="gr23" draw:text-style-name="P6" draw:layer="layout" draw:type="lines" svg:x1="18.28cm" svg:y1="7.046cm" svg:x2="21.714cm" svg:y2="9.075cm" draw:start-shape="id9" draw:start-glue-point="1" draw:end-shape="id2" draw:end-glue-point="6" svg:d="M18280 7046h502l2430 2029h502" svg:viewBox="0 0 3435 2030">
          <text:p/>
        </draw:connector>
        <draw:custom-shape draw:style-name="gr19" draw:text-style-name="P8" draw:layer="layout" svg:width="1.27cm" svg:height="1.524cm" svg:x="12.684cm" svg:y="8.366cm">
          <text:p text:style-name="P7"><text:span text:style-name="T2">host</text:span></text:p>
          <text:p text:style-name="P7"><text:span text:style-name="T2">certs</text:span></text:p>
          <draw:enhanced-geometry svg:viewBox="0 0 21600 21600" draw:mirror-vertical="false" draw:glue-points="10800 0 0 10800 10800 21600 21600 10800" draw:text-areas="0 0 21600 ?f11" draw:type="paper" draw:modifiers="17115.2542372881"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1-13T14:47:44.253750184</meta:creation-date>
    <dc:date>2018-01-26T13:55:23.482327616</dc:date>
    <meta:editing-duration>PT1H54M13S</meta:editing-duration>
    <meta:editing-cycles>14</meta:editing-cycles>
    <meta:generator>LibreOffice/5.1.6.2$Linux_X86_64 LibreOffice_project/10m0$Build-2</meta:generator>
    <meta:document-statistic meta:object-count="40"/>
  </office:meta>
</office:document-meta>
</file>